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6pt" fo:font-weight="bold" officeooo:rsid="00878f88" officeooo:paragraph-rsid="00878f88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88f8b2"/>
    </style:style>
    <style:style style:name="P6" style:family="paragraph" style:parent-style-name="Standard">
      <style:text-properties officeooo:paragraph-rsid="0089c517"/>
    </style:style>
    <style:style style:name="P7" style:family="paragraph" style:parent-style-name="Text_20_body" style:list-style-name="L2"/>
    <style:style style:name="P8" style:family="paragraph" style:parent-style-name="Text_20_body" style:list-style-name="L8"/>
    <style:style style:name="P9" style:family="paragraph" style:parent-style-name="Text_20_body">
      <style:text-properties officeooo:paragraph-rsid="008d4f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8f8b2" style:font-weight-asian="bold" style:font-weight-complex="bold"/>
    </style:style>
    <style:style style:name="T3" style:family="text">
      <style:text-properties fo:font-weight="bold" officeooo:rsid="0089c517" style:font-weight-asian="bold" style:font-weight-complex="bold"/>
    </style:style>
    <style:style style:name="T4" style:family="text">
      <style:text-properties fo:font-weight="bold" officeooo:rsid="008a6a12" style:font-weight-asian="bold" style:font-weight-complex="bold"/>
    </style:style>
    <style:style style:name="T5" style:family="text">
      <style:text-properties officeooo:rsid="0088f8b2"/>
    </style:style>
    <style:style style:name="T6" style:family="text">
      <style:text-properties officeooo:rsid="0089c517"/>
    </style:style>
    <style:style style:name="T7" style:family="text">
      <style:text-properties officeooo:rsid="008a6a1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383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E 121B</text:p>
      <text:p text:style-name="P2">_______________________________________</text:p>
      <text:p text:style-name="P1"/>
      <text:p text:style-name="P4">Libraries</text:p>
      <text:p text:style-name="P5"><text:span text:style-name="T5">0. Libraries:</text:span></text:p>
      <text:p text:style-name="P5"><text:span text:style-name="T5">- l</text:span>ibraries consist of some number of files in which you put your JavaScript.</text:p>
      <text:p text:style-name="P5">-A library should be focused on exposing in a simple way a specific bit of functionality. They should ideally do one thing and do it well.</text:p>
      <text:p text:style-name="P5"/>
      <text:p text:style-name="P5"/>
      <text:p text:style-name="P5"><text:span text:style-name="T5">1. </text:span><text:span text:style-name="T2">Encapsulation: </text:span>The goal of encapsulation is the bundling or co-location of information (data) and behavior (functions) that together serve a common purpose.</text:p>
      <text:p text:style-name="P5"/>
      <text:p text:style-name="P6"><text:span text:style-name="T6">2. </text:span><text:span text:style-name="T3">Modules:</text:span><text:span text:style-name="T6"> E</text:span>ach module has three parts - dependencies (also called imports), code, and exports.</text:p>
      <text:p text:style-name="P6"><text:tab/>-<text:span text:style-name="T6">Imports: </text:span>When one module needs another module, it can <text:span text:style-name="Source_20_Text">import</text:span> that module as a <text:tab/>dependency. For example, whenever you want to create a React component, you need to <text:tab/><text:span text:style-name="Source_20_Text">import</text:span> the <text:span text:style-name="Source_20_Text">react</text:span> module. If you want to use a library like <text:span text:style-name="Source_20_Text">lodash</text:span>, you'd need <text:span text:style-name="Source_20_Text">import</text:span> <text:tab/>the <text:span text:style-name="Source_20_Text">lodash</text:span> module.</text:p>
      <text:p text:style-name="P6"><text:tab/>- <text:span text:style-name="T6">Code: </text:span>After you've established what dependencies your module needs, the next part is the <text:tab/>actual code of the module.</text:p>
      <text:p text:style-name="P6"><text:tab/>-<text:span text:style-name="T6">Exports: </text:span>Exports are the "interface" to the module. Whatever you export from a module will be <text:tab/>available to whoever imports that module.</text:p>
      <text:p text:style-name="P6"><text:tab/></text:p>
      <text:p text:style-name="P6"><text:tab/>- ESModules are based around files...one module per file.</text:p>
      <text:list xml:id="list2088223297" text:style-name="L2">
        <text:list-header>
          <text:p text:style-name="P7">- ESModules are strict by default<text:line-break/>- ESModules establish their own private scope.<text:line-break/>- Anything that you need access to outside of the module must be <text:span text:style-name="Strong_20_Emphasis">exported</text:span>.<text:line-break/>- Exports can be <text:span text:style-name="Strong_20_Emphasis">default</text:span> (one per module) or <text:span text:style-name="Strong_20_Emphasis">named</text:span> (as many as you need)<text:line-break/>- You use the <text:span text:style-name="Source_20_Text">import</text:span> command to use a module.<text:line-break/>- When you use ESModules you need to let the browser know by adding type="module" to your script tag ie. <text:span text:style-name="Source_20_Text">&lt;script src="main.js" type="module"&gt;&lt;/script&gt;</text:span></text:p>
          <text:p text:style-name="P7">- <text:span text:style-name="T7">Using ES modules to organize your code </text:span><text:span text:style-name="T4">is a best practice</text:span><text:span text:style-name="T7">. </text:span>There are two parts really to using modules:</text:p>
          <text:list>
            <text:list-item>
              <text:list>
                <text:list-item>
                  <text:p text:style-name="P7">How to make a module. The syntax is not too complex, and students usually do not struggle with the technical part of creating modules</text:p>
                </text:list-item>
              </text:list>
            </text:list-item>
          </text:list>
        </text:list-header>
      </text:list>
      <text:list xml:id="list1347189103" text:style-name="L8">
        <text:list-header>
          <text:p text:style-name="P8"><text:span text:style-name="T7">2. </text:span>The Why? or When? of modules. This is harder for early programmers to see, and sometimes makes the concept of Modules or libraries feel hard.</text:p>
        </text:list-header>
      </text:list>
      <text:p text:style-name="Text_20_body"><text:tab/>- Treat your coding like writing an essay. Getting your code working is your rough draft. It's ok <text:tab/>if it turns out a bit messy at first. It should be your own work, but seek for help if you need it, <text:tab/>and <text:span text:style-name="Strong_20_Emphasis">get it done</text:span>. Once you have it working then do a second pass. This is called <text:span text:style-name="Emphasis">refactoring</text:span> and <text:tab/>is a <text:span text:style-name="Strong_20_Emphasis">common</text:span> practice.</text:p>
      <text:p text:style-name="Text_20_body"><text:soft-page-break/><text:tab/>- The second pass is where we will start applying our best practices. Look at your functions. Are <text:tab/>there any that seem really long because they are trying to do too many things? Break them up! <text:tab/>(Remember that a good function will do one thing and do it well) Have you declared lots of <text:tab/>global variables? Try to get them into a more localized scope. Is there some code that feels like <text:tab/>it should be re-usable? Extract it into a module.</text:p>
      <text:p text:style-name="Text_20_body"><text:span text:style-name="T1"><text:tab/>- Focus on getting the problem solved first...then refine. Working in this manner will help <text:tab/>you from becoming paralyzed by the </text:span><text:span text:style-name="Emphasis"><text:span text:style-name="T1">fear of doing it wrong</text:span></text:span></text:p>
      <text:p text:style-name="Text_20_body"><text:span text:style-name="Emphasis"><text:span text:style-name="T1"/></text:span></text:p>
      <text:p text:style-name="P9"><text:span text:style-name="Emphasis">- </text:span><text:span text:style-name="Emphasis"><text:span text:style-name="T8">the</text:span>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5-19T16:08:02.633005736</dc:date>
    <meta:editing-duration>P2DT5H1M36S</meta:editing-duration>
    <meta:editing-cycles>89</meta:editing-cycles>
    <meta:document-statistic meta:table-count="0" meta:image-count="0" meta:object-count="0" meta:page-count="2" meta:paragraph-count="21" meta:word-count="503" meta:character-count="2846" meta:non-whitespace-character-count="2345"/>
  </office:meta>
</office:document-meta>
</file>